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 fo:font-size="28pt" style:font-size-asian="28pt"/>
    </style:style>
    <style:style style:name="P2" style:parent-style-name="Normal" style:family="paragraph">
      <style:paragraph-properties fo:margin-bottom="0.1388in" fo:line-height="115%"/>
      <style:text-properties style:font-name-asian="Calibri" style:font-name-complex="Calibri" fo:font-size="28pt" style:font-size-asian="28pt"/>
    </style:style>
    <style:style style:name="P3" style:parent-style-name="Normal" style:family="paragraph">
      <style:paragraph-properties fo:text-align="center" fo:margin-left="0.1395in" fo:text-indent="-0.139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paragraph-properties fo:margin-bottom="0.1388in" fo:line-height="115%"/>
      <style:text-properties style:font-name-asian="Calibri" style:font-name-complex="Calibri" fo:font-size="28pt" style:font-size-asian="28pt"/>
    </style:style>
    <style:style style:name="P5" style:parent-style-name="Normal" style:family="paragraph">
      <style:paragraph-properties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8pt" style:font-size-asian="18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6pt" style:font-size-asian="16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6pt" style:font-size-asian="16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6pt" style:font-size-asian="16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/>
    </style:style>
    <style:style style:name="P32" style:parent-style-name="Normal" style:family="paragraph">
      <style:paragraph-properties fo:margin-bottom="0.1388in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 fo:line-height="115%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 fo:line-height="115%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 fo:line-height="115%"/>
    </style:style>
    <style:style style:name="P39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92111228</text:p>
      <text:p text:style-name="P2">Sk.sameer</text:p>
      <text:p text:style-name="P3">COMPUTER NETWORKS LAB EXPERMIENTS</text:p>
      <text:p text:style-name="P4"/>
      <text:p text:style-name="P5"/>
      <text:p text:style-name="P6"><text:span text:style-name="T7">Experiment(25):-</text:span></text:p>
      <text:p text:style-name="P8"><text:span text:style-name="T9">Aim:-</text:span></text:p>
      <text:p text:style-name="P10"><text:span text:style-name="T11">IOT based controller WPA security&amp; radius server</text:span></text:p>
      <text:p text:style-name="P12"><text:span text:style-name="T13">Requirements:-</text:span></text:p>
      <text:p text:style-name="P14"><text:span text:style-name="T15">server,switch,laptop,wireless router,fan,lamp,door,garage door,pc.</text:span></text:p>
      <text:p text:style-name="P16"><text:span text:style-name="T17">Algorithm:-</text:span></text:p>
      <text:p text:style-name="P18"><text:span text:style-name="T19">step1:-first take server,switch,wireless connector</text:span></text:p>
      <text:p text:style-name="P20"><text:span text:style-name="T21">step2:-connect that three with connectors</text:span></text:p>
      <text:p text:style-name="P22"><text:span text:style-name="T23">step3:-now fix fan,door,lamp,garage door.</text:span></text:p>
      <text:p text:style-name="P24"><text:span text:style-name="T25">step4:-go to every device and change the name of the device then connect to wireless connector</text:span></text:p>
      <text:p text:style-name="P26"><text:span text:style-name="T27">step5:-connect the switch to the pc then we can access all with pc.</text:span></text:p>
      <text:p text:style-name="P28"/>
      <text:p text:style-name="P29"><draw:frame draw:z-index="251658240" draw:id="id0" draw:style-name="a0" draw:name="Picture 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0"><draw:frame draw:z-index="251658240" draw:id="id1" draw:style-name="a1" draw:name="Picture 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9:11:00Z</meta:creation-date>
    <dc:date>2022-09-29T09:11:00Z</dc:date>
    <meta:template xlink:href="Normal" xlink:type="simple"/>
    <meta:editing-cycles>2</meta:editing-cycles>
    <meta:editing-duration>PT60S</meta:editing-duration>
    <meta:document-statistic meta:page-count="3" meta:paragraph-count="1" meta:word-count="87" meta:character-count="583" meta:row-count="4" meta:non-whitespace-character-count="497"/>
  </office:meta>
</office:document-meta>
</file>